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23.98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3.04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5.126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0.275cm"/>
    </style:style>
    <style:style style:name="co36" style:family="table-column">
      <style:table-column-properties fo:break-before="auto" style:column-width="32.847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99">
      <style:table-cell-properties style:rotation-align="none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4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9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9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ezstack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umpy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panda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o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gc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itertoo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joblib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plotlib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warning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re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py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kit-lear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eabor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Yellow-brick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EV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klearn Evaluatio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D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Ydata profil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DA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Fast EDA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G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gging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tacking y/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8"/>
          <table:named-range table:name="_xlnm._FilterDatabase_0" table:base-cell-address="$meta_package.$A$1" table:cell-range-address="$meta_package.$A$1:.$F$37"/>
        </table:named-expressions>
      </table:table>
      <table:table table:name="package_source" table:style-name="ta2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2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EV</text:p>
          </table:table-cell>
          <table:table-cell office:value-type="string" calcext:value-type="string">
            <text:p>sklearn_evaluation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skev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1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4"/>
        </table:named-expressions>
      </table:table>
      <table:table table:name="package" table:style-name="ta3">
        <table:table-column table:style-name="co9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2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2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<text:span text:style-name="T3">(estimator=MLP</text:span><text:span text:style-name="T2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2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2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2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RidgeClassif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idgeClassifier(alpha=1, positive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Classifier(n_estimators=100, learning_rate=1.0, max_depth=3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idge(alpha=1.0, positive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22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Regressor(n_estimators=100, learning_rate=1.0, max_depth=3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22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22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1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1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1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22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4"/>
          <table:named-range table:name="_xlnm._FilterDatabase_0" table:base-cell-address="$meta_package.$A$1" table:cell-range-address="$package.$A$1:.$G$134"/>
          <table:named-range table:name="_xlnm._FilterDatabase_0_0" table:base-cell-address="$meta_package.$A$1" table:cell-range-address="$package.$A$1:.$G$132"/>
          <table:named-range table:name="_xlnm._FilterDatabase_0_0_0" table:base-cell-address="$meta_package.$A$1" table:cell-range-address="$package.$A$1:.$F$132"/>
          <table:named-range table:name="_xlnm._FilterDatabase_0_0_0_0" table:base-cell-address="$meta_package.$A$1" table:cell-range-address="$package.$A$1:.$F$128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36"/>
        <table:table-column table:style-name="co24" table:default-cell-style-name="ce14"/>
        <table:table-column table:style-name="co25" table:number-columns-repeated="3" table:default-cell-style-name="ce14"/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number-columns-repeated="2" table:default-cell-style-name="ce14"/>
        <table:table-column table:style-name="co30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number-columns-repeated="2" table:default-cell-style-name="ce14"/>
        <table:table-column table:style-name="co34" table:default-cell-style-name="ce36"/>
        <table:table-column table:style-name="co35" table:default-cell-style-name="ce36"/>
        <table:table-column table:style-name="co36" table:default-cell-style-name="ce36"/>
        <table:table-column table:style-name="co37" table:number-columns-repeated="59" table:default-cell-style-name="Default"/>
        <table:table-column table:style-name="co38" table:number-columns-repeated="949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24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ts</text:p>
          </table:table-cell>
          <table:table-cell table:style-name="ce4" office:value-type="string" calcext:value-type="string">
            <text:p>document_no_decorrelator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skev</text:p>
          </table:table-cell>
          <table:table-cell table:style-name="ce4" office:value-type="string" calcext:value-type="string">
            <text:p>document_ydp</text:p>
          </table:table-cell>
          <table:table-cell table:style-name="ce4" office:value-type="string" calcext:value-type="string">
            <text:p>document_feda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level_1_model</text:p>
          </table:table-cell>
          <table:table-cell table:style-name="ce4" office:value-type="string" calcext:value-type="string">
            <text:p>document_level_1_model_pos</text:p>
          </table:table-cell>
          <table:table-cell table:style-name="ce4" office:value-type="string" calcext:value-type="string">
            <text:p>document_no_optimiz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Technical Parameter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5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with_keras = " + str(with_keras)</text:p>
          </table:table-cell>
          <table:table-cell table:number-columns-repeated="100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batch_size = "</text:span> + str(with_batch_size)</text:p>
          </table:table-cell>
          <table:table-cell table:number-columns-repeated="100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ime_dep = "</text:span> + str(time_dep)</text:p>
          </table:table-cell>
          <table:table-cell table:number-columns-repeated="1008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date_idx = "</text:span> + str(date_idx)</text:p>
          </table:table-cell>
          <table:table-cell table:number-columns-repeated="1008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lag_number = "</text:span> + str(lag_number)</text:p>
          </table:table-cell>
          <table:table-cell table:number-columns-repeated="1008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#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Exploratory Data Analysis (EDA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rop user's columns &amp; Duplicates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rop all the rows for which the target is NaN</text:p>
          </table:table-cell>
          <table:table-cell office:value-type="string" calcext:value-type="string">
            <text:p>"df = df.dropna(subset=[target_col])"</text:p>
          </table:table-cell>
          <table:table-cell table:number-columns-repeated="1008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5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, target_col, t=1)"</text:p>
          </table:table-cell>
          <table:table-cell table:number-columns-repeated="1008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arget_col, threshold_NaN)"</text:p>
          </table:table-cell>
          <table:table-cell table:number-columns-repeated="1008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Imputation</text:p>
          </table:table-cell>
          <table:table-cell table:style-name="ce15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<text:span text:style-name="T1">"rank1d = skev.plot.</text:span>Rank1D() \nrank1d.feature_ranks(df);"</text:p>
          </table:table-cell>
          <table:table-cell table:number-columns-repeated="1008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<text:span text:style-name="T1">"rank2d = skev.plot</text:span>.Rank2D() \nrank2d.feature_ranks(df);"</text:p>
          </table:table-cell>
          <table:table-cell table:number-columns-repeated="1008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5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5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5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5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according to Pearson</text:p>
          </table:table-cell>
          <table:table-cell table:style-name="ce15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5" office:value-type="string" calcext:value-type="string">
            <text:p><text:span text:style-name="T1">"selected_features_names = hierarchical_clustering(df.drop(target_col, axis=1), t=1) \nprint('selected_features_names = '</text:span>, selected_features_names)"</text:p>
          </table:table-cell>
          <table:table-cell table:number-columns-repeated="1008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Yellow Bricks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table:style-name="ce12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6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table:style-name="ce12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table:style-name="ce12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skev.plot.pca(X, y, n_components=3);"</text:p>
          </table:table-cell>
          <table:table-cell table:number-columns-repeated="1008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<text:span text:style-name="T1">"plot_correlation(df_s, target_col_ts, t=1</text:span>)"</text:p>
          </table:table-cell>
          <table:table-cell table:number-columns-repeated="1008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Model selec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1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1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5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5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5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K_C = K_MLPClassifier(hidden_layer_sizes=20, activation='selu', dropout=0.3, metrics=['accuracy'], batch_size=batch_size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K_R = K_MLPRegressor(hidden_layer_sizes=50, activation='selu', batch_normalization=True, dropout=0.5, batch_size=batch_size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(alpha=1, positive=Fals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Classifier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Classifier(alpha=1, positive=Fals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5" office:value-type="string" calcext:value-type="string">
            <text:p>"classes = y.unique() \nbinary = True if classes.shape[0] == 2 else False" </text:p>
          </table:table-cell>
          <table:table-cell table:number-columns-repeated="1008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roc_auc(model, X_train, y_train, X_test = X_test, y_test = y_test, classes = classes, binary=binary);"</text:p>
          </table:table-cell>
          <table:table-cell table:number-columns-repeated="1008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15" office:value-type="string" calcext:value-type="string">
            <text:p><text:span text:style-name="T1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15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Feature sel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5" office:value-type="string" calcext:value-type="string">
            <text:p><text:span text:style-name="T1">"classes = y.unique()  \nbinary = True if classes.shape[0] == 2 else False \nroc_auc(model, X_train, y_train, X_test = X_test, y_test = y_test, classes = classes, binary=binary);</text:span>" </text:p>
          </table:table-cell>
          <table:table-cell table:number-columns-repeated="1008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5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5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df = df_copy.drop(dropped_cols</text:span>, axis=1, errors='ignore')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reduce_schema('column_name', dropped_cols)</text:span>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<text:span text:style-name="T1">"plot_correlation(df_s, target_col_ts, t=1</text:span>) "</text:p>
          </table:table-cell>
          <table:table-cell table:number-columns-repeated="1008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2" table:formula="of:=[.A200]+1" office:value-type="float" office:value="200" calcext:value-type="float">
            <text:p>20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2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2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2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2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2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2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2" table:formula="of:=[.A207]+1" office:value-type="float" office:value="207" calcext:value-type="float">
            <text:p>20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2" table:formula="of:=[.A208]+1" office:value-type="float" office:value="208" calcext:value-type="float">
            <text:p>20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building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09]+1" office:value-type="float" office:value="209" calcext:value-type="float">
            <text:p>20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1">"cat_selector, num_selector</text:span> = get_features() "</text:p>
          </table:table-cell>
          <table:table-cell table:number-columns-repeated="1008"/>
        </table:table-row>
        <table:table-row table:style-name="ro1">
          <table:table-cell table:style-name="ce2" table:formula="of:=[.A210]+1" office:value-type="float" office:value="210" calcext:value-type="float">
            <text:p>21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1">"cat_tree_processor = make_pipeline(SimpleImputer(strategy='most_frequent'), OrdinalEncoder(handle_unknown='use_encoded_value', unknown_value=-1)) </text:span>"</text:p>
          </table:table-cell>
          <table:table-cell table:number-columns-repeated="1008"/>
        </table:table-row>
        <table:table-row table:style-name="ro1">
          <table:table-cell table:style-name="ce2" table:formula="of:=[.A211]+1" office:value-type="float" office:value="211" calcext:value-type="float">
            <text:p>21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tree_processor = make_pipeline(IterativeImputer(random_state=random_state</text:span>, add_indicator=True)) "</text:p>
          </table:table-cell>
          <table:table-cell table:number-columns-repeated="1008"/>
        </table:table-row>
        <table:table-row table:style-name="ro1">
          <table:table-cell table:style-name="ce2" table:formula="of:=[.A212]+1" office:value-type="float" office:value="212" calcext:value-type="float">
            <text:p>21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 "</text:p>
          </table:table-cell>
          <table:table-cell table:number-columns-repeated="1008"/>
        </table:table-row>
        <table:table-row table:style-name="ro1">
          <table:table-cell table:style-name="ce2" table:formula="of:=[.A213]+1" office:value-type="float" office:value="213" calcext:value-type="float">
            <text:p>213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 "</text:p>
          </table:table-cell>
          <table:table-cell table:number-columns-repeated="1008"/>
        </table:table-row>
        <table:table-row table:style-name="ro1">
          <table:table-cell table:style-name="ce2" table:formula="of:=[.A214]+1" office:value-type="float" office:value="214" calcext:value-type="float">
            <text:p>2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1">"cat_ntree_processor = make_pipeline(SimpleImputer(strategy='most_frequent'), OneHotEncoder(handle_unknown='ignore', sparse_output=False)) </text:span>"</text:p>
          </table:table-cell>
          <table:table-cell table:number-columns-repeated="1008"/>
        </table:table-row>
        <table:table-row table:style-name="ro1">
          <table:table-cell table:style-name="ce2" table:formula="of:=[.A215]+1" office:value-type="float" office:value="215" calcext:value-type="float">
            <text:p>2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ntree_processor = make_pipeline(IterativeImputer(random_state=random_state</text:span>, add_indicator=True), StandardScaler()) "</text:p>
          </table:table-cell>
          <table:table-cell table:number-columns-repeated="1008"/>
        </table:table-row>
        <table:table-row table:style-name="ro1">
          <table:table-cell table:style-name="ce2" table:formula="of:=[.A216]+1" office:value-type="float" office:value="216" calcext:value-type="float">
            <text:p>216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 "</text:p>
          </table:table-cell>
          <table:table-cell table:number-columns-repeated="1008"/>
        </table:table-row>
        <table:table-row table:style-name="ro1">
          <table:table-cell table:style-name="ce2" table:formula="of:=[.A217]+1" office:value-type="float" office:value="217" calcext:value-type="float">
            <text:p>217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 "</text:p>
          </table:table-cell>
          <table:table-cell table:number-columns-repeated="1008"/>
        </table:table-row>
        <table:table-row table:style-name="ro1">
          <table:table-cell table:style-name="ce2" table:formula="of:=[.A218]+1" office:value-type="float" office:value="218" calcext:value-type="float">
            <text:p>21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219]+1" office:value-type="float" office:value="219" calcext:value-type="float">
            <text:p>21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level_0_f = list(set(level_0) &amp; set(model_filtering(level_0, model_imp_0, threshold_model, score_stack_0, threshold_score)))"</text:p>
          </table:table-cell>
          <table:table-cell table:number-columns-repeated="1008"/>
        </table:table-row>
        <table:table-row table:style-name="ro1">
          <table:table-cell table:style-name="ce2" table:formula="of:=[.A220]+1" office:value-type="float" office:value="220" calcext:value-type="float">
            <text:p>2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21]+1" office:value-type="float" office:value="221" calcext:value-type="float">
            <text:p>2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22]+1" office:value-type="float" office:value="222" calcext:value-type="float">
            <text:p>2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23]+1" office:value-type="float" office:value="223" calcext:value-type="float">
            <text:p>2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24]+1" office:value-type="float" office:value="224" calcext:value-type="float">
            <text:p>224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225]+1" office:value-type="float" office:value="225" calcext:value-type="float">
            <text:p>22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26]+1" office:value-type="float" office:value="226" calcext:value-type="float">
            <text:p>226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5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15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2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230]+1" office:value-type="float" office:value="230" calcext:value-type="float">
            <text:p>230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231]+1" office:value-type="float" office:value="231" calcext:value-type="float">
            <text:p>2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5" office:value-type="string" calcext:value-type="string">
            <text:p>"classes = y.unique() <text:s/>\nbinary = True if classes.shape[0] == 2 else False \nroc_auc(model, X_train, y_train, X_test = X_test, y_test = y_test, classes = classes, binary=binary);" </text:p>
          </table:table-cell>
          <table:table-cell table:number-columns-repeated="1008"/>
        </table:table-row>
        <table:table-row table:style-name="ro1">
          <table:table-cell table:style-name="ce2" table:formula="of:=[.A232]+1" office:value-type="float" office:value="232" calcext:value-type="float">
            <text:p>2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233]+1" office:value-type="float" office:value="233" calcext:value-type="float">
            <text:p>2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34]+1" office:value-type="float" office:value="234" calcext:value-type="float">
            <text:p>2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35]+1" office:value-type="float" office:value="235" calcext:value-type="float">
            <text:p>2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36]+1" office:value-type="float" office:value="236" calcext:value-type="float">
            <text:p>23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37]+1" office:value-type="float" office:value="237" calcext:value-type="float">
            <text:p>2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38]+1" office:value-type="float" office:value="238" calcext:value-type="float">
            <text:p>2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39]+1" office:value-type="float" office:value="239" calcext:value-type="float">
            <text:p>2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40]+1" office:value-type="float" office:value="240" calcext:value-type="float">
            <text:p>2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41]+1" office:value-type="float" office:value="241" calcext:value-type="float">
            <text:p>2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242]+1" office:value-type="float" office:value="242" calcext:value-type="float">
            <text:p>24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43]+1" office:value-type="float" office:value="243" calcext:value-type="float">
            <text:p>243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244]+1" office:value-type="float" office:value="244" calcext:value-type="float">
            <text:p>24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</text:p>
          </table:table-cell>
          <table:table-cell table:style-name="ce15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45]+1" office:value-type="float" office:value="245" calcext:value-type="float">
            <text:p>2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246]+1" office:value-type="float" office:value="246" calcext:value-type="float">
            <text:p>2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247]+1" office:value-type="float" office:value="247" calcext:value-type="float">
            <text:p>247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Test &amp; 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48]+1" office:value-type="float" office:value="248" calcext:value-type="float">
            <text:p>248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ave the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2" table:formula="of:=[.A249]+1" office:value-type="float" office:value="249" calcext:value-type="float">
            <text:p>249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Generate the server</text:p>
          </table:table-cell>
          <table:table-cell office:value-type="string" calcext:value-type="string">
            <text:p><text:span text:style-name="T1">"fastapi_server(model, 'model.sav', X, y, FastAPI_port, with_keras</text:span>)"</text:p>
          </table:table-cell>
          <table:table-cell table:number-columns-repeated="1008"/>
        </table:table-row>
        <table:table-row table:style-name="ro1">
          <table:table-cell table:style-name="ce2" table:formula="of:=[.A250]+1" office:value-type="float" office:value="250" calcext:value-type="float">
            <text:p>250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[Test the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51]+1" office:value-type="float" office:value="251" calcext:value-type="float">
            <text:p>251</text:p>
          </table:table-cell>
          <table:table-cell office:value-type="string" calcext:value-type="string">
            <text:p>SKL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1">"dockerize(name, model, model_name, X, y, Docker_port, with_keras</text:span>)"</text:p>
          </table:table-cell>
          <table:table-cell table:number-columns-repeated="1008"/>
        </table:table-row>
        <table:table-row table:style-name="ro1" table:number-rows-repeated="1048323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40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36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S25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fo:font-size="10pt" style:font-name-asian="DejaVu Sans" style:font-family-asian="'DejaVu Sans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9P2" style:volatile="true">
      <number:currency-symbol/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month number:textual="true"/>
      <number:text>-</number:text>
      <number:year/>
    </number:dat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date-style style:name="N127">
      <number:day/>
      <number:text>-</number:text>
      <number:month number:textual="true"/>
      <number:text>-</number:text>
      <number:year/>
    </number:date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time-style style:name="N135">
      <number:minutes number:style="long"/>
      <number:text>:</number:text>
      <number:seconds number:style="long" number:decimal-places="1"/>
    </number:tim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date-style style:name="N141">
      <number:day/>
      <number:text>-</number:text>
      <number:month number:textual="true"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</number:dat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hours/>
      <number:text>:</number:text>
      <number:minutes number:style="long"/>
    </number:tim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0:38:04.0446574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5-03-06T10:57:08.629713094</dc:date>
    <meta:editing-cycles>796</meta:editing-cycles>
    <meta:editing-duration>P12DT21H18M33S</meta:editing-duration>
    <meta:generator>LibreOffice/24.2.7.2$Linux_X86_64 LibreOffice_project/420$Build-2</meta:generator>
    <meta:document-statistic meta:table-count="4" meta:cell-count="6228" meta:object-count="0"/>
  </office:meta>
</office:document-meta>
</file>